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af1ce" officeooo:paragraph-rsid="001af1ce"/>
    </style:style>
    <style:style style:name="P2" style:family="paragraph" style:parent-style-name="Text_20_body">
      <style:text-properties officeooo:rsid="001f209e" officeooo:paragraph-rsid="001f209e"/>
    </style:style>
    <style:style style:name="P3" style:family="paragraph" style:parent-style-name="Text_20_body">
      <style:text-properties officeooo:rsid="0020a38c" officeooo:paragraph-rsid="0020a38c"/>
    </style:style>
    <style:style style:name="T1" style:family="text">
      <style:text-properties officeooo:rsid="0015b186"/>
    </style:style>
    <style:style style:name="T2" style:family="text">
      <style:text-properties officeooo:rsid="00173a09"/>
    </style:style>
    <style:style style:name="T3" style:family="text">
      <style:text-properties officeooo:rsid="00187d82"/>
    </style:style>
    <style:style style:name="T4" style:family="text">
      <style:text-properties officeooo:rsid="001a1d5a"/>
    </style:style>
    <style:style style:name="T5" style:family="text">
      <style:text-properties officeooo:rsid="001b1a27"/>
    </style:style>
    <style:style style:name="T6" style:family="text">
      <style:text-properties officeooo:rsid="001c8b73"/>
    </style:style>
    <style:style style:name="T7" style:family="text">
      <style:text-properties officeooo:rsid="001e4e26"/>
    </style:style>
    <style:style style:name="T8" style:family="text">
      <style:text-properties officeooo:rsid="00222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stions</text:p>
      <text:p text:style-name="Heading">2015.04.30</text:p>
      <text:p text:style-name="Text_20_body">- <text:span text:style-name="T1">What is uber-mode?</text:span></text:p>
      <text:p text:style-name="Text_20_body">- <text:span text:style-name="T2">Communication ResourceManager – NodeManager</text:span></text:p>
      <text:p text:style-name="Text_20_body">- <text:span text:style-name="T3">Spilling map output?</text:span></text:p>
      <text:p text:style-name="Text_20_body">- <text:span text:style-name="T4">ApplicationMaster implementation just an example?</text:span></text:p>
      <text:p text:style-name="Text_20_body">- <text:span text:style-name="T5">CM?</text:span></text:p>
      <text:p text:style-name="Text_20_body">- <text:span text:style-name="T6">Distributed Shell?</text:span></text:p>
      <text:p text:style-name="Text_20_body">- <text:span text:style-name="T7">No ApplicationMaster in logs?</text:span></text:p>
      <text:p text:style-name="P1">ApplicationMaster ↔ ResourceManager.</text:p>
      <text:p text:style-name="P1">Log out requests.</text:p>
      <text:p text:style-name="P2">Expectations: </text:p>
      <text:p text:style-name="P3">Try to debug / add output to the Resource Manager. <text:span text:style-name="T8">See when a client submits some jobs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0:34:12.544224678</meta:creation-date>
    <dc:date>2015-04-30T15:19:20.967865160</dc:date>
    <meta:editing-duration>PT1H1M27S</meta:editing-duration>
    <meta:editing-cycles>10</meta:editing-cycles>
    <meta:generator>LibreOffice/4.4.2.2$Linux_X86_64 LibreOffice_project/40$Build-2</meta:generator>
    <meta:document-statistic meta:table-count="0" meta:image-count="0" meta:object-count="0" meta:page-count="1" meta:paragraph-count="13" meta:word-count="54" meta:character-count="368" meta:non-whitespace-character-count="324"/>
  </office:meta>
</office:document-meta>
</file>